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Body_20_Text_20_2">
      <style:paragraph-properties fo:line-height="0.2083in"/>
    </style:style>
    <style:style style:name="P3" style:family="paragraph" style:parent-style-name="Body_20_Text_20_3">
      <style:paragraph-properties fo:line-height="0.2083in"/>
    </style:style>
    <style:style style:name="P4" style:family="paragraph" style:parent-style-name="Обычный1">
      <style:paragraph-properties fo:orphans="2" fo:widows="2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10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11" style:family="paragraph" style:parent-style-name="Standard">
      <style:paragraph-properties fo:line-height="0.2083in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line-height="0.2083in"/>
    </style:style>
    <style:style style:name="P13" style:family="paragraph" style:parent-style-name="Standard">
      <style:paragraph-properties fo:line-height="0.2083in" fo:text-align="justify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Обычный1">
      <style:paragraph-properties fo:margin-top="0.0417in" fo:margin-bottom="0.0417in" fo:text-align="center" style:justify-single-word="false" style:border-line-width-bottom="0.0346in 0.0138in 0.0138in" fo:padding-left="0in" fo:padding-right="0in" fo:padding-top="0in" fo:padding-bottom="0.0138in" fo:border-left="none" fo:border-right="none" fo:border-top="none" fo:border-bottom="0.0622in double #00000a"/>
      <style:text-properties fo:font-size="12pt" fo:font-style="italic" fo:font-weight="bold" style:font-size-asian="12pt" style:font-style-asian="italic" style:font-weight-asian="bold"/>
    </style:style>
    <style:style style:name="P16" style:family="paragraph" style:parent-style-name="Title" style:master-page-name="Standard">
      <style:paragraph-properties fo:margin-top="0.139in" fo:margin-bottom="0.139in" style:page-number="auto"/>
      <style:text-properties fo:font-size="12pt" style:font-size-asian="12pt"/>
    </style:style>
    <style:style style:name="P17" style:family="paragraph" style:parent-style-name="Standard" style:master-page-name="">
      <style:paragraph-properties fo:margin-left="0in" fo:margin-right="0.7453in" fo:line-height="150%" fo:text-align="end" style:justify-single-word="false" fo:orphans="2" fo:widows="2" fo:text-indent="0in" style:auto-text-indent="false" style:page-number="auto" style:writing-mode="lr-tb"/>
      <style:text-properties fo:font-size="12pt" style:font-size-asian="12pt"/>
    </style:style>
    <style:style style:name="P18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in" fo:margin-right="-0.0016in" fo:text-align="end" style:justify-single-word="false" fo:text-indent="0in" style:auto-text-indent="false"/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2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23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0.2083in" fo:text-align="justify" style:justify-single-word="false"/>
    </style:style>
    <style:style style:name="P26" style:family="paragraph" style:parent-style-name="Standard">
      <style:paragraph-properties fo:margin-left="3in" fo:margin-right="0.3925in" fo:text-align="center" style:justify-single-word="false" fo:text-indent="0.5in" style:auto-text-indent="false"/>
      <style:text-properties fo:font-size="9pt" style:font-size-asian="9pt" style:font-size-complex="9pt"/>
    </style:style>
    <style:style style:name="P27" style:family="paragraph" style:parent-style-name="Standard">
      <style:paragraph-properties fo:margin-left="3.5in" fo:margin-right="0.3925in" fo:text-align="center" style:justify-single-word="false" fo:text-indent="0in" style:auto-text-indent="false"/>
      <style:text-properties fo:font-size="9pt" style:font-size-asian="9pt" style:font-size-complex="9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text-underline-style="non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Государственное образовательное учреждение высшего профессионального образования</text:p>
      <text:p text:style-name="P15">«Московский государственный технический университет имени Н.Э. Баумана» <text:line-break/>(МГТУ им. Н.Э. Баумана)</text:p>
      <text:p text:style-name="P17"><text:s text:c="5"/>УТВЕРЖДАЮ</text:p>
      <text:p text:style-name="P5"><text:span text:style-name="T1"><text:s text:c="7"/>Заведующий кафедрой </text:span><text:span text:style-name="T2"><text:s/>ИУ7 </text:span><text:span text:style-name="T5"><text:s text:c="7"/></text:span></text:p>
      <text:p text:style-name="P18"><text:s text:c="19"/>(Индекс) <text:s text:c="7"/></text:p>
      <text:p text:style-name="P5"><text:span text:style-name="T2"><text:s text:c="29"/></text:span><text:span text:style-name="T5"><text:s text:c="2"/></text:span><text:span text:style-name="T2"><text:s/>И.В. Рудаков </text:span><text:span text:style-name="T5"><text:s/></text:span></text:p>
      <text:p text:style-name="P19">(И.О.Фамилия) <text:s text:c="7"/></text:p>
      <text:p text:style-name="P6"><text:span text:style-name="T1"><text:s text:c="3"/>«__»</text:span><text:span text:style-name="T2"> <text:s text:c="27"/></text:span><text:span text:style-name="T5"><text:s/></text:span><text:span text:style-name="T1">20</text:span><text:span text:style-name="T2">16</text:span><text:span text:style-name="T5"> </text:span><text:span text:style-name="T1">г. <text:s text:c="8"/></text:span></text:p>
      <text:p text:style-name="P4"/>
      <text:p text:style-name="P4"/>
      <text:p text:style-name="P20">ЗАДАНИЕ</text:p>
      <text:p text:style-name="P21">на выполнение курсового проекта</text:p>
      <text:p text:style-name="P8"/>
      <text:p text:style-name="P14"><text:span text:style-name="T1">по дисциплине </text:span><text:span text:style-name="T2"><text:s text:c="37"/>«Компьютерные сети» <text:s text:c="56"/></text:span></text:p>
      <text:p text:style-name="P7"/>
      <text:p text:style-name="P7"><text:span text:style-name="T2">«</text:span><text:span text:style-name="T3">Клиент-серверное веб-приложение для визуализации положения Raspberry Pi в пространстве</text:span><text:span text:style-name="T2">»</text:span></text:p>
      <text:p text:style-name="P7">(Тема курсового проекта)</text:p>
      <text:p text:style-name="P8"/>
      <text:p text:style-name="Standard"><text:span text:style-name="T1">Студент <text:s/></text:span><text:span text:style-name="T2"><text:s text:c="49"/>Панчук А.И. ИУ7-72 <text:s text:c="61"/></text:span></text:p>
      <text:p text:style-name="P7">(Фамилия, инициалы, индекс группы)</text:p>
      <text:p text:style-name="P8"/>
      <text:p text:style-name="P9"/>
      <text:p text:style-name="P13"><text:span text:style-name="T1">График выполнения проекта: <text:s text:c="3"/>25% к</text:span><text:span text:style-name="T2"> <text:s/>4<text:tab/></text:span><text:span text:style-name="T1">нед., 50% к </text:span><text:span text:style-name="T2">7<text:tab/></text:span><text:span text:style-name="T1">нед., 75% к </text:span><text:span text:style-name="T2">10</text:span><text:span text:style-name="T1">нед., 100% к </text:span><text:span text:style-name="T2">14</text:span><text:span text:style-name="T1">нед.</text:span></text:p>
      <text:p text:style-name="P2"/>
      <text:p text:style-name="P3">1. Техническое задание</text:p>
      <text:p text:style-name="P13"><text:span text:style-name="T2">Разработать клиент-серверное веб-приложение для визуализации положения Raspberry Pi в пространстве. Серверная часть запускается на Raspberry Pi, периодически получает данные от драйвера соответствующего устройства о положении в пространстве. Клиент подключается, используя веб-браузер, запрашивает данные с сервера, затем визуализирует их в браузере, используя средства веб-браузера.</text:span></text:p>
      <text:p text:style-name="P10"/>
      <text:p text:style-name="P10">2. Оформление курсового проекта</text:p>
      <text:p text:style-name="P13"><text:span text:style-name="T1">2.1. Расчетно-пояснительная записка на <text:s/></text:span><text:span text:style-name="T2"><text:s text:c="5"/></text:span><text:span text:style-name="T5"><text:s text:c="2"/></text:span><text:span text:style-name="T1">листах формата А4.</text:span></text:p>
      <text:p text:style-name="P9">2.2. Перечень графического материала (плакаты, схемы, чертежи и т. п.): ___________________</text:p>
      <text:p text:style-name="P9">__________________________________________________________________________________</text:p>
      <text:p text:style-name="P9"/>
      <text:p text:style-name="P9"/>
      <text:p text:style-name="P13"><text:span text:style-name="T1">Дата выдачи задания «</text:span><text:span text:style-name="T2"> <text:s text:c="4"/></text:span><text:span text:style-name="T1">» </text:span><text:span text:style-name="T2"><text:s text:c="19"/></text:span><text:span text:style-name="T5"><text:s/></text:span><text:span text:style-name="T1">20</text:span><text:span text:style-name="T2">16</text:span><text:span text:style-name="T5"> </text:span><text:span text:style-name="T1">г.</text:span></text:p>
      <text:p text:style-name="P9"/>
      <text:p text:style-name="P11"/>
      <text:p text:style-name="P11"/>
      <text:p text:style-name="P12"><text:span text:style-name="T4"><text:s text:c="5"/>Руководитель курсового проекта</text:span><text:span text:style-name="T1"><text:tab/> </text:span><text:bookmark text:name="_GoBack"/><text:span text:style-name="T5"><text:s/></text:span><text:span text:style-name="T2"><text:s text:c="40"/></text:span><text:span text:style-name="T5"><text:s text:c="5"/></text:span><text:span text:style-name="T2"><text:s text:c="30"/></text:span></text:p>
      <text:p text:style-name="P26">(Подпись, дата) <text:s text:c="28"/>(И.О.Фамилия) <text:s text:c="11"/></text:p>
      <text:p text:style-name="P9"/>
      <text:p text:style-name="P12"><text:span text:style-name="T4"><text:tab/><text:tab/><text:tab/><text:tab/>Студент <text:s text:c="8"/></text:span><text:span text:style-name="T2"><text:tab/></text:span><text:span text:style-name="T5"> <text:s/></text:span><text:span text:style-name="T2"><text:s text:c="40"/></text:span><text:span text:style-name="T5"><text:s text:c="10"/></text:span><text:span text:style-name="T2"><text:s/>А. И. Панчук </text:span></text:p>
      <text:p text:style-name="P27">(Подпись, дата) <text:s text:c="28"/>(И.О.Фамилия) 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Обычный1" style:family="paragraph" style:default-outline-level="" style:list-style-name="">
      <style:paragraph-properties fo:orphans="0" fo:widows="0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text-align="justify" style:justify-single-word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 style:list-style-name="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9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1</meta:editing-cycles>
    <meta:print-date>2016-09-22T09:36:00</meta:print-date>
    <meta:creation-date>2014-02-15T11:20:00</meta:creation-date>
    <dc:date>2016-11-28T06:20:35</dc:date>
    <meta:editing-duration>P3DT13H30M13S</meta:editing-duration>
    <meta:generator>OpenOffice/4.1.2$Unix OpenOffice.org_project/412m3$Build-9782</meta:generator>
    <meta:document-statistic meta:table-count="0" meta:image-count="0" meta:object-count="0" meta:page-count="1" meta:paragraph-count="27" meta:word-count="163" meta:character-count="1985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